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31cd"/>
    </style:style>
    <style:style style:name="P2" style:family="paragraph" style:parent-style-name="Standard">
      <style:text-properties officeooo:paragraph-rsid="001f31cd"/>
    </style:style>
    <style:style style:name="P3" style:family="paragraph" style:parent-style-name="Header">
      <style:text-properties fo:font-size="8pt" officeooo:rsid="002102e5" officeooo:paragraph-rsid="002102e5" style:font-size-asian="8pt" style:font-size-complex="8pt"/>
    </style:style>
    <style:style style:name="P4" style:family="paragraph"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3" text:anchor-type="paragraph" svg:x="0.178cm" svg:y="0.231cm" svg:width="7.699cm" svg:height="4.634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o1" text:anchor-type="paragraph" svg:x="9.703cm" svg:y="0.252cm" svg:width="5.142cm" svg:height="3.20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9" draw:name="Forma1" draw:style-name="gr1" draw:text-style-name="P4" svg:x1="9.703cm" svg:y1="0.046cm" svg:x2="14.843cm" svg:y2="0.046cm"><text:p/></draw:line></text:p>
      <text:p text:style-name="P1"/>
      <text:p text:style-name="P1"><draw:frame draw:style-name="fr1" draw:name="Objeto9" text:anchor-type="paragraph" svg:x="0.122cm" svg:y="12.4cm" svg:width="8.257cm" svg:height="4.969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o7" text:anchor-type="paragraph" svg:x="10.026cm" svg:y="12.353cm" svg:width="5.798cm" svg:height="3.612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8" text:anchor-type="paragraph" svg:x="0.139cm" svg:y="17.75cm" svg:width="10.179cm" svg:height="2.926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to2" text:anchor-type="paragraph" svg:x="0.178cm" svg:y="0.623cm" svg:width="10.811cm" svg:height="2.82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o6" text:anchor-type="paragraph" svg:x="0.166cm" svg:y="3.593cm" svg:width="8.257cm" svg:height="4.969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o4" text:anchor-type="paragraph" svg:x="10.082cm" svg:y="3.641cm" svg:width="4.768cm" svg:height="2.97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o5" text:anchor-type="paragraph" svg:x="0.175cm" svg:y="8.888cm" svg:width="11.675cm" svg:height="3.113cm" draw:z-index="4"><draw:object xlink:href="./Object 5" xlink:type="simple" xlink:show="embed" xlink:actuate="onLoad"/><draw:image xlink:href="./ObjectReplacements/Object 5" xlink:type="simple" xlink:show="embed" xlink:actuate="onLoad"/></draw:frame><draw:line text:anchor-type="paragraph" draw:z-index="10" draw:name="Forma2" draw:style-name="gr1" draw:text-style-name="P4" svg:x1="0.139cm" svg:y1="17.75cm" svg:x2="10.317cm" svg:y2="17.7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2102e5" officeooo:paragraph-rsid="002102e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icolas Hernan Navarro Paez<text:tab/><text:tab/>26/11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3:06:48.915188276</meta:creation-date>
    <meta:editing-duration>PT9M41S</meta:editing-duration>
    <meta:editing-cycles>3</meta:editing-cycles>
    <meta:generator>LibreOffice/6.0.6.2$Linux_X86_64 LibreOffice_project/00m0$Build-2</meta:generator>
    <dc:date>2018-11-25T23:39:37.748676817</dc:date>
    <meta:print-date>2018-11-25T23:19:48.764810323</meta:print-date>
    <meta:document-statistic meta:table-count="0" meta:image-count="0" meta:object-count="9" meta:page-count="1" meta:paragraph-count="1" meta:word-count="5" meta:character-count="39" meta:non-whitespace-character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gr1" style:family="graphic">
      <style:graphic-properties draw:stroke="none" svg:stroke-color="#000000" draw:fill="none" draw:fill-color="#ffffff" fo:min-height="7.81mm"/>
    </style:style>
    <style:style style:name="gr2" style:family="graphic">
      <style:graphic-properties draw:stroke="none" svg:stroke-color="#000000" draw:fill="none" draw:fill-color="#ffffff" fo:min-height="5.05mm"/>
    </style:style>
    <style:style style:name="gr3" style:family="graphic">
      <style:graphic-properties svg:stroke-width="0.3mm" svg:stroke-color="#ce181e" draw:marker-start-width="2.45mm" draw:marker-end-width="2.45mm" draw:fill="none" draw:textarea-horizontal-align="justify" draw:textarea-vertical-align="middle" draw:auto-grow-height="false" fo:min-height="4.14mm" fo:min-width="3.93mm" fo:padding-top="0.15mm" fo:padding-bottom="0.15mm" fo:padding-left="0.15mm" fo:padding-right="0.15m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61mm" svg:height="7.81mm" svg:x="207.46mm" svg:y="17.81mm">
            <draw:text-box>
              <text:p><text:span text:style-name="T1">D5 <text:s/></text:span><text:span text:style-name="T1">D7</text:span></text:p>
              <text:p/>
            </draw:text-box>
          </draw:frame>
          <draw:frame draw:z-index="1" draw:style-name="gr2" draw:text-style-name="P2" svg:width="8.32mm" svg:height="5.05mm" svg:x="204.03mm" svg:y="21.8mm">
            <draw:text-box>
              <text:p><text:span text:style-name="T1">D3 </text:span></text:p>
            </draw:text-box>
          </draw:frame>
          <draw:custom-shape draw:z-index="2" draw:style-name="gr3" draw:text-style-name="P3" svg:width="5.55mm" svg:height="5.84mm" svg:x="230.45mm" svg:y="27.9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3" draw:text-style-name="P3" svg:width="5.55mm" svg:height="5.84mm" svg:x="219.92mm" svg:y="36.6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3" svg:width="5.55mm" svg:height="5.84mm" svg:x="241.56mm" svg:y="36.6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3" svg:width="5.55mm" svg:height="5.84mm" svg:x="252.66mm" svg:y="27.9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Bit de Paridad P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2"/>
          <table:table-cell table:style-name="ce4" office:value-type="string" calcext:value-type="string" table:number-columns-spanned="1" table:number-rows-spanned="2">
            <text:p>0 0</text:p>
          </table:table-cell>
          <table:table-cell table:style-name="ce4" office:value-type="string" calcext:value-type="string" table:number-columns-spanned="1" table:number-rows-spanned="2">
            <text:p>0 1</text:p>
          </table:table-cell>
          <table:table-cell table:style-name="ce4" office:value-type="string" calcext:value-type="string" table:number-columns-spanned="1" table:number-rows-spanned="2">
            <text:p>1 1</text:p>
          </table:table-cell>
          <table:table-cell table:style-name="ce6" office:value-type="string" calcext:value-type="string" table:number-columns-spanned="1" table:number-rows-spanned="2">
            <text:p>1 0</text:p>
          </table:table-cell>
        </table:table-row>
        <table:table-row table:style-name="ro1">
          <table:table-cell table:number-columns-repeated="9"/>
          <table:table-cell table:style-name="ce3"/>
          <table:covered-table-cell table:number-columns-repeated="3" table:style-name="ce5"/>
          <table:covered-table-cell table:style-name="ce7"/>
        </table:table-row>
        <table:table-row table:style-name="ro1">
          <table:table-cell table:number-columns-repeated="9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table:number-columns-repeated="9"/>
          <table:covered-table-cell table:number-columns-repeated="4" table:style-name="ce5"/>
          <table:covered-table-cell table:style-name="ce7"/>
        </table:table-row>
        <table:table-row table:style-name="ro1">
          <table:table-cell table:number-columns-repeated="9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number-columns-repeated="9"/>
          <table:covered-table-cell table:number-columns-repeated="4" table:style-name="ce5"/>
          <table:covered-table-cell table:style-name="ce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27:56.1393486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svg:stroke-width="0.5mm" svg:stroke-color="#000000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svg:stroke-width="0.5mm" svg:stroke-color="#000000" draw:marker-start-width="2.75mm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3mm" svg:stroke-color="#000000" draw:marker-start-width="2.45mm" draw:marker-end-width="2.45mm" draw:fill="none" draw:textarea-horizontal-align="justify" draw:textarea-vertical-align="middle" draw:auto-grow-height="false" fo:min-height="3mm" fo:min-width="3mm" fo:padding-top="0.15mm" fo:padding-bottom="0.15mm" fo:padding-left="0.15mm" fo:padding-right="0.15m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376.78mm" svg:y1="18.88mm" svg:x2="380.39mm" svg:y2="18.88mm">
            <text:p/>
          </draw:line>
          <draw:line draw:z-index="1" draw:style-name="gr2" draw:text-style-name="P2" svg:x1="382.88mm" svg:y1="18.88mm" svg:x2="386.62mm" svg:y2="18.89mm">
            <text:p/>
          </draw:line>
          <draw:line draw:z-index="2" draw:style-name="gr1" draw:text-style-name="P1" svg:x1="390.48mm" svg:y1="18.88mm" svg:x2="393.81mm" svg:y2="18.88mm">
            <text:p/>
          </draw:line>
          <draw:line draw:z-index="3" draw:style-name="gr1" draw:text-style-name="P1" svg:x1="396.86mm" svg:y1="19.15mm" svg:x2="400.47mm" svg:y2="19.15mm">
            <text:p/>
          </draw:line>
          <draw:line draw:z-index="4" draw:style-name="gr1" draw:text-style-name="P1" svg:x1="430.35mm" svg:y1="19.15mm" svg:x2="434.52mm" svg:y2="19.15mm">
            <text:p/>
          </draw:line>
          <draw:line draw:z-index="5" draw:style-name="gr1" draw:text-style-name="P1" svg:x1="441.45mm" svg:y1="19.15mm" svg:x2="445.34mm" svg:y2="19.15mm">
            <text:p/>
          </draw:line>
          <draw:line draw:z-index="6" draw:style-name="gr1" draw:text-style-name="P1" svg:x1="370.57mm" svg:y1="28.72mm" svg:x2="375.33mm" svg:y2="28.72mm">
            <text:p/>
          </draw:line>
          <draw:line draw:z-index="7" draw:style-name="gr1" draw:text-style-name="P1" svg:x1="384.74mm" svg:y1="28.72mm" svg:x2="388.58mm" svg:y2="28.72mm">
            <text:p/>
          </draw:line>
          <draw:line draw:z-index="8" draw:style-name="gr1" draw:text-style-name="P1" svg:x1="393.88mm" svg:y1="28.72mm" svg:x2="396.99mm" svg:y2="28.72mm">
            <text:p/>
          </draw:line>
          <draw:line draw:z-index="9" draw:style-name="gr1" draw:text-style-name="P1" svg:x1="430.98mm" svg:y1="28.9mm" svg:x2="434.46mm" svg:y2="28.9mm">
            <text:p/>
          </draw:line>
          <draw:line draw:z-index="10" draw:style-name="gr1" draw:text-style-name="P1" svg:x1="436.65mm" svg:y1="28.9mm" svg:x2="440.31mm" svg:y2="28.9mm">
            <text:p/>
          </draw:line>
          <draw:line draw:z-index="11" draw:style-name="gr1" draw:text-style-name="P1" svg:x1="378.44mm" svg:y1="38.12mm" svg:x2="382.46mm" svg:y2="38.12mm">
            <text:p/>
          </draw:line>
          <draw:line draw:z-index="12" draw:style-name="gr1" draw:text-style-name="P1" svg:x1="416.63mm" svg:y1="37.94mm" svg:x2="431.81mm" svg:y2="37.94mm">
            <text:p/>
          </draw:line>
          <draw:custom-shape draw:z-index="13" draw:style-name="gr3" draw:text-style-name="P3" svg:width="4.24mm" svg:height="4.24mm" svg:x="391.73mm" svg:y="38.4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3" draw:text-style-name="P3" svg:width="4.24mm" svg:height="4.24mm" svg:x="420.72mm" svg:y="38.5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3" draw:text-style-name="P3" svg:width="4.24mm" svg:height="4.24mm" svg:x="399.78mm" svg:y="47.2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3" draw:text-style-name="P3" svg:width="4.24mm" svg:height="4.24mm" svg:x="411.77mm" svg:y="47.3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1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S= D3 D5 D7 + D3 D5 D7 + D3 D5 D7 + D3 D5 D7 </text:p>
          </table:table-cell>
          <table:covered-table-cell table:number-columns-repeated="5"/>
        </table:table-row>
        <table:table-row table:style-name="ro1">
          <table:table-cell table:number-columns-repeated="15"/>
          <table:covered-table-cell table:number-columns-repeated="6" table:style-name="ce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D5 ( D3 D7 + D3 D7) + D5 (D3 D7 + D3 D7)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D5 ( D3 <text:s/>+ <text:s/>D7 ) + D5 ( D3 <text:s/>+ <text:s/>D7 )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( D3 <text:s text:c="2"/>+ <text:s/>D7 ) + <text:s/>D5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21:23.2384182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svg:stroke-width="0.3mm" svg:stroke-color="#000000" draw:marker-start-width="2.45mm" draw:marker-end-width="2.45mm" draw:fill="none" draw:textarea-horizontal-align="justify" draw:textarea-vertical-align="middle" draw:auto-grow-height="false" fo:min-height="2.77mm" fo:min-width="2.77mm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3.91mm" svg:height="3.91mm" svg:x="555.81mm" svg:y="13.7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3.91mm" svg:height="3.91mm" svg:x="573.23mm" svg:y="13.6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3.91mm" svg:height="3.91mm" svg:x="583.81mm" svg:y="13.6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3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number-columns-repeated="23"/>
          <table:table-cell table:style-name="Default" table:number-columns-repeated="6"/>
        </table:table-row>
        <table:table-row table:style-name="ro1">
          <table:table-cell table:number-columns-repeated="23"/>
          <table:table-cell table:style-name="ce1" office:value-type="string" calcext:value-type="string" table:number-columns-spanned="6" table:number-rows-spanned="1">
            <text:p>Paridad en P1</text:p>
          </table:table-cell>
          <table:covered-table-cell table:number-columns-repeated="4" table:style-name="ce7"/>
          <table:covered-table-cell table:style-name="ce8"/>
        </table:table-row>
        <table:table-row table:style-name="ro1">
          <table:table-cell table:number-columns-repeated="23"/>
          <table:table-cell table:style-name="ce2"/>
          <table:table-cell table:style-name="ce7" table:number-columns-repeated="4"/>
          <table:table-cell table:style-name="ce8"/>
        </table:table-row>
        <table:table-row table:style-name="ro1">
          <table:table-cell table:number-columns-repeated="23"/>
          <table:table-cell office:value-type="string" calcext:value-type="string">
            <text:p>D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3 + D7</text:p>
          </table:table-cell>
          <table:table-cell office:value-type="string" calcext:value-type="string">
            <text:p>(D3 + D7) <text:s/>+ D5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table:number-columns-repeated="23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14:30.0620663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gr1" style:family="graphic">
      <style:graphic-properties draw:stroke="none" svg:stroke-color="#000000" draw:fill="none" draw:fill-color="#ffffff" fo:min-height="7.81mm"/>
    </style:style>
    <style:style style:name="gr2" style:family="graphic">
      <style:graphic-properties draw:stroke="none" svg:stroke-color="#000000" draw:fill="none" draw:fill-color="#ffffff" fo:min-height="5.05mm"/>
    </style:style>
    <style:style style:name="gr3" style:family="graphic">
      <style:graphic-properties svg:stroke-width="0.3mm" svg:stroke-color="#ce181e" draw:marker-start-width="2.45mm" draw:marker-end-width="2.45mm" draw:fill="none" draw:textarea-horizontal-align="justify" draw:textarea-vertical-align="middle" draw:auto-grow-height="false" fo:min-height="4.14mm" fo:min-width="3.93mm" fo:padding-top="0.15mm" fo:padding-bottom="0.15mm" fo:padding-left="0.15mm" fo:padding-right="0.15m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61mm" svg:height="7.81mm" svg:x="207.46mm" svg:y="58.45mm">
            <draw:text-box>
              <text:p><text:span text:style-name="T1">D6 <text:s/>D7</text:span></text:p>
              <text:p/>
            </draw:text-box>
          </draw:frame>
          <draw:frame draw:z-index="1" draw:style-name="gr2" draw:text-style-name="P2" svg:width="8.32mm" svg:height="5.05mm" svg:x="204.03mm" svg:y="62.44mm">
            <draw:text-box>
              <text:p><text:span text:style-name="T1">D3 </text:span></text:p>
            </draw:text-box>
          </draw:frame>
          <draw:custom-shape draw:z-index="2" draw:style-name="gr3" draw:text-style-name="P3" svg:width="5.55mm" svg:height="5.84mm" svg:x="230.45mm" svg:y="68.5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3" draw:text-style-name="P3" svg:width="5.55mm" svg:height="5.84mm" svg:x="219.92mm" svg:y="77.3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3" svg:width="5.55mm" svg:height="5.84mm" svg:x="241.56mm" svg:y="77.3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3" svg:width="5.55mm" svg:height="5.84mm" svg:x="252.66mm" svg:y="68.5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Bit de Paridad P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2"/>
          <table:table-cell table:style-name="ce4" office:value-type="string" calcext:value-type="string" table:number-columns-spanned="1" table:number-rows-spanned="2">
            <text:p>0 0</text:p>
          </table:table-cell>
          <table:table-cell table:style-name="ce4" office:value-type="string" calcext:value-type="string" table:number-columns-spanned="1" table:number-rows-spanned="2">
            <text:p>0 1</text:p>
          </table:table-cell>
          <table:table-cell table:style-name="ce4" office:value-type="string" calcext:value-type="string" table:number-columns-spanned="1" table:number-rows-spanned="2">
            <text:p>1 1</text:p>
          </table:table-cell>
          <table:table-cell table:style-name="ce7" office:value-type="string" calcext:value-type="string" table:number-columns-spanned="1" table:number-rows-spanned="2">
            <text:p>1 0</text:p>
          </table:table-cell>
        </table:table-row>
        <table:table-row table:style-name="ro1">
          <table:table-cell table:number-columns-repeated="9"/>
          <table:table-cell table:style-name="ce3"/>
          <table:covered-table-cell table:number-columns-repeated="3" table:style-name="ce5"/>
          <table:covered-table-cell table:style-name="ce8"/>
        </table:table-row>
        <table:table-row table:style-name="ro1">
          <table:table-cell table:number-columns-repeated="9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table:number-columns-repeated="9"/>
          <table:covered-table-cell table:number-columns-repeated="4" table:style-name="ce5"/>
          <table:covered-table-cell table:style-name="ce8"/>
        </table:table-row>
        <table:table-row table:style-name="ro1">
          <table:table-cell table:number-columns-repeated="9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number-columns-repeated="9"/>
          <table:covered-table-cell table:number-columns-repeated="4" table:style-name="ce5"/>
          <table:covered-table-cell table:style-name="ce8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29:34.1195001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svg:stroke-width="0.4mm" svg:stroke-color="#000000" draw:marker-start-width="2.6mm" draw:marker-end-width="2.6mm" draw:textarea-horizontal-align="center" draw:textarea-vertical-align="middle" fo:padding-top="0.2mm" fo:padding-bottom="0.2mm" fo:padding-left="0.2mm" fo:padding-right="0.2mm"/>
    </style:style>
    <style:style style:name="gr2" style:family="graphic">
      <style:graphic-properties svg:stroke-width="0.4mm" svg:stroke-color="#000000" draw:marker-start-width="2.6mm" draw:marker-end-width="2.6mm" draw:fill="none" draw:textarea-horizontal-align="justify" draw:textarea-vertical-align="middle" draw:auto-grow-height="false" fo:min-height="3mm" fo:min-width="3mm" fo:padding-top="0.2mm" fo:padding-bottom="0.2mm" fo:padding-left="0.2mm" fo:padding-right="0.2m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383.16mm" svg:y1="59.52mm" svg:x2="386.77mm" svg:y2="59.52mm">
            <text:p/>
          </draw:line>
          <draw:line draw:z-index="1" draw:style-name="gr1" draw:text-style-name="P1" svg:x1="377.06mm" svg:y1="59.25mm" svg:x2="380.67mm" svg:y2="59.25mm">
            <text:p/>
          </draw:line>
          <draw:line draw:z-index="2" draw:style-name="gr1" draw:text-style-name="P1" svg:x1="391.32mm" svg:y1="59.52mm" svg:x2="395.48mm" svg:y2="59.52mm">
            <text:p/>
          </draw:line>
          <draw:line draw:z-index="3" draw:style-name="gr1" draw:text-style-name="P1" svg:x1="397.7mm" svg:y1="59.52mm" svg:x2="400.75mm" svg:y2="59.52mm">
            <text:p/>
          </draw:line>
          <draw:line draw:z-index="4" draw:style-name="gr1" draw:text-style-name="P1" svg:x1="430.35mm" svg:y1="59.52mm" svg:x2="434.24mm" svg:y2="59.52mm">
            <text:p/>
          </draw:line>
          <draw:line draw:z-index="5" draw:style-name="gr1" draw:text-style-name="P1" svg:x1="441.73mm" svg:y1="59.52mm" svg:x2="445.61mm" svg:y2="59.52mm">
            <text:p/>
          </draw:line>
          <draw:line draw:z-index="6" draw:style-name="gr1" draw:text-style-name="P1" svg:x1="370.57mm" svg:y1="69.36mm" svg:x2="375.33mm" svg:y2="69.36mm">
            <text:p/>
          </draw:line>
          <draw:line draw:z-index="7" draw:style-name="gr1" draw:text-style-name="P1" svg:x1="384.74mm" svg:y1="69.36mm" svg:x2="387.93mm" svg:y2="69.37mm">
            <text:p/>
          </draw:line>
          <draw:line draw:z-index="8" draw:style-name="gr1" draw:text-style-name="P1" svg:x1="393.88mm" svg:y1="69.36mm" svg:x2="396.99mm" svg:y2="69.36mm">
            <text:p/>
          </draw:line>
          <draw:line draw:z-index="9" draw:style-name="gr1" draw:text-style-name="P1" svg:x1="430.98mm" svg:y1="69.54mm" svg:x2="434.46mm" svg:y2="69.54mm">
            <text:p/>
          </draw:line>
          <draw:line draw:z-index="10" draw:style-name="gr1" draw:text-style-name="P1" svg:x1="436.65mm" svg:y1="69.54mm" svg:x2="440.31mm" svg:y2="69.54mm">
            <text:p/>
          </draw:line>
          <draw:line draw:z-index="11" draw:style-name="gr1" draw:text-style-name="P1" svg:x1="378.44mm" svg:y1="78.76mm" svg:x2="382.46mm" svg:y2="78.76mm">
            <text:p/>
          </draw:line>
          <draw:line draw:z-index="12" draw:style-name="gr1" draw:text-style-name="P1" svg:x1="416.63mm" svg:y1="78.58mm" svg:x2="431.81mm" svg:y2="78.58mm">
            <text:p/>
          </draw:line>
          <draw:custom-shape draw:z-index="13" draw:style-name="gr2" draw:text-style-name="P2" svg:width="4.24mm" svg:height="4.24mm" svg:x="391.73mm" svg:y="79.1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2" draw:text-style-name="P2" svg:width="4.24mm" svg:height="4.24mm" svg:x="421.05mm" svg:y="7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2" draw:text-style-name="P2" svg:width="4.24mm" svg:height="4.24mm" svg:x="399.78mm" svg:y="87.8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2" draw:text-style-name="P2" svg:width="4.24mm" svg:height="4.24mm" svg:x="412.22mm" svg:y="88.2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1" table:default-cell-style-name="Default"/>
        <table:table-row table:style-name="ro1" table:number-rows-repeated="13">
          <table:table-cell table:number-columns-repeated="21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S= D3 D6 D7 + D3 D6 D7 + D3 D6 D7 + D3 D6 D7 </text:p>
          </table:table-cell>
          <table:covered-table-cell table:number-columns-repeated="5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D6 ( D3 D7 + D3 D7) + D6 (D3 D7 + D3 D7)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D6 ( D3 <text:s/>+ <text:s/>D7 ) + D6 ( D3 <text:s/>+ <text:s/>D7 )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( D3 <text:s text:c="2"/>+ <text:s/>D7 ) + <text:s/>D6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09:12.7766381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svg:stroke-width="0.3mm" svg:stroke-color="#000000" draw:marker-start-width="2.45mm" draw:marker-end-width="2.45mm" draw:fill="none" draw:textarea-horizontal-align="justify" draw:textarea-vertical-align="middle" draw:auto-grow-height="false" fo:min-height="2.77mm" fo:min-width="2.77mm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3.91mm" svg:height="3.91mm" svg:x="555.81mm" svg:y="67.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3.91mm" svg:height="3.91mm" svg:x="573.23mm" svg:y="67.8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3.91mm" svg:height="3.91mm" svg:x="584.57mm" svg:y="67.8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3">
          <table:table-cell table:number-columns-repeated="29"/>
        </table:table-row>
        <table:table-row table:style-name="ro1">
          <table:table-cell table:number-columns-repeated="23"/>
          <table:table-cell table:style-name="ce1" office:value-type="string" calcext:value-type="string" table:number-columns-spanned="6" table:number-rows-spanned="1">
            <text:p>Paridad en P2</text:p>
          </table:table-cell>
          <table:covered-table-cell table:number-columns-repeated="4" table:style-name="ce7"/>
          <table:covered-table-cell table:style-name="ce8"/>
        </table:table-row>
        <table:table-row table:style-name="ro1">
          <table:table-cell table:number-columns-repeated="23"/>
          <table:table-cell table:style-name="ce2"/>
          <table:table-cell table:style-name="ce7" table:number-columns-repeated="4"/>
          <table:table-cell table:style-name="ce8"/>
        </table:table-row>
        <table:table-row table:style-name="ro1">
          <table:table-cell table:number-columns-repeated="23"/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D3 + D7</text:p>
          </table:table-cell>
          <table:table-cell table:style-name="ce3" office:value-type="string" calcext:value-type="string">
            <text:p>(D3 + D7) <text:s/>+ D6</text:p>
          </table:table-cell>
          <table:table-cell table:style-name="ce3" office:value-type="string" calcext:value-type="string">
            <text:p>P2</text:p>
          </table:table-cell>
        </table:table-row>
        <table:table-row table:style-name="ro1">
          <table:table-cell table:number-columns-repeated="23"/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28:43.9798257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gr1" style:family="graphic">
      <style:graphic-properties draw:stroke="none" svg:stroke-color="#000000" draw:fill="none" draw:fill-color="#ffffff" fo:min-height="7.81mm"/>
    </style:style>
    <style:style style:name="gr2" style:family="graphic">
      <style:graphic-properties draw:stroke="none" svg:stroke-color="#000000" draw:fill="none" draw:fill-color="#ffffff" fo:min-height="5.05mm"/>
    </style:style>
    <style:style style:name="gr3" style:family="graphic">
      <style:graphic-properties svg:stroke-width="0.3mm" svg:stroke-color="#ce181e" draw:marker-start-width="2.45mm" draw:marker-end-width="2.45mm" draw:fill="none" draw:textarea-horizontal-align="justify" draw:textarea-vertical-align="middle" draw:auto-grow-height="false" fo:min-height="4.14mm" fo:min-width="3.93mm" fo:padding-top="0.15mm" fo:padding-bottom="0.15mm" fo:padding-left="0.15mm" fo:padding-right="0.15m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61mm" svg:height="7.81mm" svg:x="207.46mm" svg:y="99.09mm">
            <draw:text-box>
              <text:p><text:span text:style-name="T1">D6 <text:s/>D7</text:span></text:p>
              <text:p/>
            </draw:text-box>
          </draw:frame>
          <draw:frame draw:z-index="1" draw:style-name="gr2" draw:text-style-name="P2" svg:width="8.32mm" svg:height="5.05mm" svg:x="204.03mm" svg:y="103.08mm">
            <draw:text-box>
              <text:p><text:span text:style-name="T1">D5 </text:span></text:p>
            </draw:text-box>
          </draw:frame>
          <draw:custom-shape draw:z-index="2" draw:style-name="gr3" draw:text-style-name="P3" svg:width="5.55mm" svg:height="5.84mm" svg:x="230.45mm" svg:y="109.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3" draw:text-style-name="P3" svg:width="5.55mm" svg:height="5.84mm" svg:x="219.92mm" svg:y="117.9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3" svg:width="5.55mm" svg:height="5.84mm" svg:x="241.56mm" svg:y="117.9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3" svg:width="5.55mm" svg:height="5.84mm" svg:x="252.66mm" svg:y="109.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Bit de Paridad P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2"/>
          <table:table-cell table:style-name="ce4" office:value-type="string" calcext:value-type="string" table:number-columns-spanned="1" table:number-rows-spanned="2">
            <text:p>0 0</text:p>
          </table:table-cell>
          <table:table-cell table:style-name="ce4" office:value-type="string" calcext:value-type="string" table:number-columns-spanned="1" table:number-rows-spanned="2">
            <text:p>0 1</text:p>
          </table:table-cell>
          <table:table-cell table:style-name="ce4" office:value-type="string" calcext:value-type="string" table:number-columns-spanned="1" table:number-rows-spanned="2">
            <text:p>1 1</text:p>
          </table:table-cell>
          <table:table-cell table:style-name="ce7" office:value-type="string" calcext:value-type="string" table:number-columns-spanned="1" table:number-rows-spanned="2">
            <text:p>1 0</text:p>
          </table:table-cell>
        </table:table-row>
        <table:table-row table:style-name="ro1">
          <table:table-cell table:number-columns-repeated="9"/>
          <table:table-cell table:style-name="ce3"/>
          <table:covered-table-cell table:number-columns-repeated="3" table:style-name="ce5"/>
          <table:covered-table-cell table:style-name="ce8"/>
        </table:table-row>
        <table:table-row table:style-name="ro1">
          <table:table-cell table:number-columns-repeated="9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table:number-columns-repeated="9"/>
          <table:covered-table-cell table:number-columns-repeated="4" table:style-name="ce5"/>
          <table:covered-table-cell table:style-name="ce8"/>
        </table:table-row>
        <table:table-row table:style-name="ro1">
          <table:table-cell table:number-columns-repeated="9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number-columns-repeated="9"/>
          <table:covered-table-cell table:number-columns-repeated="4" table:style-name="ce5"/>
          <table:covered-table-cell table:style-name="ce8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33:52.1721372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svg:stroke-width="0.4mm" svg:stroke-color="#000000" draw:marker-start-width="2.6mm" draw:marker-end-width="2.6mm" draw:textarea-horizontal-align="center" draw:textarea-vertical-align="middle" fo:padding-top="0.2mm" fo:padding-bottom="0.2mm" fo:padding-left="0.2mm" fo:padding-right="0.2mm"/>
    </style:style>
    <style:style style:name="gr2" style:family="graphic">
      <style:graphic-properties svg:stroke-width="0.3mm" svg:stroke-color="#000000" draw:marker-start-width="2.45mm" draw:marker-end-width="2.45mm" draw:fill="none" draw:textarea-horizontal-align="justify" draw:textarea-vertical-align="middle" draw:auto-grow-height="false" fo:min-height="3mm" fo:min-width="3mm" fo:padding-top="0.15mm" fo:padding-bottom="0.15mm" fo:padding-left="0.15mm" fo:padding-right="0.15mm"/>
    </style:style>
    <style:style style:name="gr3" style:family="graphic">
      <style:graphic-properties svg:stroke-width="0.4mm" svg:stroke-color="#000000" draw:marker-start-width="2.6mm" draw:marker-end-width="2.6mm" draw:fill="none" draw:textarea-horizontal-align="justify" draw:textarea-vertical-align="middle" draw:auto-grow-height="false" fo:min-height="3mm" fo:min-width="3mm" fo:padding-top="0.2mm" fo:padding-bottom="0.2mm" fo:padding-left="0.2mm" fo:padding-right="0.2m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376.5mm" svg:y1="100.17mm" svg:x2="380.11mm" svg:y2="100.17mm">
            <text:p/>
          </draw:line>
          <draw:line draw:z-index="1" draw:style-name="gr1" draw:text-style-name="P1" svg:x1="382.05mm" svg:y1="100.17mm" svg:x2="386.21mm" svg:y2="100.17mm">
            <text:p/>
          </draw:line>
          <draw:line draw:z-index="2" draw:style-name="gr1" draw:text-style-name="P1" svg:x1="390.48mm" svg:y1="100.17mm" svg:x2="394.37mm" svg:y2="100.17mm">
            <text:p/>
          </draw:line>
          <draw:line draw:z-index="3" draw:style-name="gr1" draw:text-style-name="P1" svg:x1="396.86mm" svg:y1="100.17mm" svg:x2="400.19mm" svg:y2="100.17mm">
            <text:p/>
          </draw:line>
          <draw:line draw:z-index="4" draw:style-name="gr1" draw:text-style-name="P1" svg:x1="430.63mm" svg:y1="100.17mm" svg:x2="435.07mm" svg:y2="100.17mm">
            <text:p/>
          </draw:line>
          <draw:line draw:z-index="5" draw:style-name="gr1" draw:text-style-name="P1" svg:x1="441.45mm" svg:y1="100.43mm" svg:x2="445.61mm" svg:y2="100.43mm">
            <text:p/>
          </draw:line>
          <draw:line draw:z-index="6" draw:style-name="gr1" draw:text-style-name="P1" svg:x1="370.57mm" svg:y1="110mm" svg:x2="375.33mm" svg:y2="110mm">
            <text:p/>
          </draw:line>
          <draw:line draw:z-index="7" draw:style-name="gr1" draw:text-style-name="P1" svg:x1="384.74mm" svg:y1="110mm" svg:x2="388.58mm" svg:y2="110mm">
            <text:p/>
          </draw:line>
          <draw:line draw:z-index="8" draw:style-name="gr1" draw:text-style-name="P1" svg:x1="393.88mm" svg:y1="110mm" svg:x2="396.99mm" svg:y2="110mm">
            <text:p/>
          </draw:line>
          <draw:line draw:z-index="9" draw:style-name="gr1" draw:text-style-name="P1" svg:x1="430.98mm" svg:y1="110.18mm" svg:x2="434.46mm" svg:y2="110.18mm">
            <text:p/>
          </draw:line>
          <draw:line draw:z-index="10" draw:style-name="gr1" draw:text-style-name="P1" svg:x1="436.65mm" svg:y1="110.18mm" svg:x2="440.31mm" svg:y2="110.18mm">
            <text:p/>
          </draw:line>
          <draw:line draw:z-index="11" draw:style-name="gr1" draw:text-style-name="P1" svg:x1="378.44mm" svg:y1="119.4mm" svg:x2="382.46mm" svg:y2="119.4mm">
            <text:p/>
          </draw:line>
          <draw:line draw:z-index="12" draw:style-name="gr1" draw:text-style-name="P1" svg:x1="416.63mm" svg:y1="119.22mm" svg:x2="431.81mm" svg:y2="119.22mm">
            <text:p/>
          </draw:line>
          <draw:custom-shape draw:z-index="13" draw:style-name="gr2" draw:text-style-name="P2" svg:width="4.24mm" svg:height="4.24mm" svg:x="391.73mm" svg:y="119.7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3" draw:text-style-name="P2" svg:width="4.24mm" svg:height="4.24mm" svg:x="420.87mm" svg:y="119.4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3" draw:text-style-name="P2" svg:width="4.24mm" svg:height="4.24mm" svg:x="399.78mm" svg:y="128.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3" draw:text-style-name="P2" svg:width="4.24mm" svg:height="4.24mm" svg:x="411.52mm" svg:y="128.8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1" table:default-cell-style-name="Default"/>
        <table:table-row table:style-name="ro1" table:number-rows-repeated="22">
          <table:table-cell table:number-columns-repeated="21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S= D5 D6 D7 + D5 D6 D7 + D5 D6 D7 + D5 D6 D7 </text:p>
          </table:table-cell>
          <table:covered-table-cell table:number-columns-repeated="5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D6 ( D5 D7 + D5 D7) + D6 (D5 D7 + D5 D7)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D6 ( D5 <text:s/>+ <text:s/>D7 ) + D6 ( D5 <text:s/>+ <text:s/>D7 )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( D5 <text:s text:c="2"/>+ <text:s/>D7 ) + <text:s/>D6</text:p>
          </table:table-cell>
          <table:covered-table-cell table:number-columns-repeated="5" table:style-name="ce3"/>
        </table:table-row>
        <table:table-row table:style-name="ro1">
          <table:table-cell table:number-columns-repeated="15"/>
          <table:covered-table-cell table:number-columns-repeated="6" table:style-name="ce3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10:27.801266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svg:stroke-width="0.4mm" svg:stroke-color="#000000" draw:marker-start-width="2.6mm" draw:marker-end-width="2.6mm" draw:fill="none" draw:textarea-horizontal-align="justify" draw:textarea-vertical-align="middle" draw:auto-grow-height="false" fo:min-height="2.77mm" fo:min-width="2.77mm" fo:padding-top="0.2mm" fo:padding-bottom="0.2mm" fo:padding-left="0.2mm" fo:padding-right="0.2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3.91mm" svg:height="3.91mm" svg:x="555.81mm" svg:y="122.0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3.91mm" svg:height="3.91mm" svg:x="573.23mm" svg:y="122.0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3.91mm" svg:height="3.91mm" svg:x="584.21mm" svg:y="122.2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5">
          <table:table-cell table:number-columns-repeated="29"/>
        </table:table-row>
        <table:table-row table:style-name="ro1">
          <table:table-cell table:number-columns-repeated="23"/>
          <table:table-cell table:style-name="ce1" office:value-type="string" calcext:value-type="string" table:number-columns-spanned="6" table:number-rows-spanned="1">
            <text:p>Paridad en P4</text:p>
          </table:table-cell>
          <table:covered-table-cell table:number-columns-repeated="4" table:style-name="ce7"/>
          <table:covered-table-cell table:style-name="ce8"/>
        </table:table-row>
        <table:table-row table:style-name="ro1">
          <table:table-cell table:number-columns-repeated="23"/>
          <table:table-cell table:style-name="ce2"/>
          <table:table-cell table:style-name="ce7" table:number-columns-repeated="4"/>
          <table:table-cell table:style-name="ce8"/>
        </table:table-row>
        <table:table-row table:style-name="ro1">
          <table:table-cell table:number-columns-repeated="23"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D5 + D7</text:p>
          </table:table-cell>
          <table:table-cell table:style-name="ce3" office:value-type="string" calcext:value-type="string">
            <text:p>(D5 + D7) <text:s/>+ D6</text:p>
          </table:table-cell>
          <table:table-cell table:style-name="ce3" office:value-type="string" calcext:value-type="string">
            <text:p>P4</text:p>
          </table:table-cell>
        </table:table-row>
        <table:table-row table:style-name="ro1">
          <table:table-cell table:number-columns-repeated="23"/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14:58.5198678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